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FMELK+CMBX10" svg:font-family="EFMELK+CMBX10"/>
    <style:font-face style:name="UJBKHQ+CMTT10" svg:font-family="UJBKHQ+CMTT10"/>
    <style:font-face style:name="ZNGTLY+CMR10" svg:font-family="ZNGTLY+CMR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font-name="ZNGTLY+CMR10" fo:font-size="10pt" style:font-name-asian="ZNGTLY+CMR10" style:font-size-asian="10pt" style:font-name-complex="ZNGTLY+CMR10" style:font-size-complex="10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ZNGTLY+CMR10" fo:font-size="10pt" style:font-name-asian="ZNGTLY+CMR10" style:font-size-asian="10pt" style:font-name-complex="ZNGTLY+CMR10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ZNGTLY+CMR10" fo:font-size="10pt" fo:font-weight="bold" style:font-name-asian="ZNGTLY+CMR10" style:font-size-asian="10pt" style:font-weight-asian="bold" style:font-name-complex="ZNGTLY+CMR10" style:font-size-complex="10pt" style:font-weight-complex="bold"/>
    </style:style>
    <style:style style:name="P4" style:family="paragraph" style:parent-style-name="Standard" style:list-style-name="">
      <style:paragraph-properties style:text-autospace="none"/>
    </style:style>
    <style:style style:name="T1" style:family="text">
      <style:text-properties style:font-name="UJBKHQ+CMTT10" style:font-name-asian="UJBKHQ+CMTT10" style:font-name-complex="UJBKHQ+CMTT10"/>
    </style:style>
    <style:style style:name="T2" style:family="text">
      <style:text-properties style:font-name="UJBKHQ+CMTT10" fo:font-size="10pt" style:font-name-asian="UJBKHQ+CMTT10" style:font-size-asian="10pt" style:font-name-complex="UJBKHQ+CMTT10" style:font-size-complex="10pt"/>
    </style:style>
    <style:style style:name="T3" style:family="text">
      <style:text-properties style:font-name="ZNGTLY+CMR10" fo:font-size="10pt" style:font-name-asian="ZNGTLY+CMR10" style:font-size-asian="10pt" style:font-name-complex="ZNGTLY+CMR10" style:font-size-complex="10pt"/>
    </style:style>
    <style:style style:name="T4" style:family="text">
      <style:text-properties style:font-name="EFMELK+CMBX10" style:font-name-asian="EFMELK+CMBX10" style:font-name-complex="EFMELK+CMBX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cène</text:p>
      <text:p text:style-name="Standard">Modèle</text:p>
      <text:p text:style-name="P3"><text:span text:style-name="T1">Motion Model</text:span> </text:p>
      <text:p text:style-name="P2"><text:s/>From the base class</text:p>
      <text:p text:style-name="P2"><text:span text:style-name="T1">Motion Model</text:span> , motion model classes specific to a particular dimensionality of</text:p>
      <text:p text:style-name="P2">movement <text:span text:style-name="T1">OneD Motion Model</text:span> , <text:span text:style-name="T1">TwoD Motion Model </text:span><text:s/>are <text:span text:style-name="T1">ThreeD Motion Model</text:span></text:p>
      <text:p text:style-name="P4"><text:span text:style-name="T3"><text:s/>are derived (again defined in the file </text:span><text:span text:style-name="T2">SceneLib/Scene/models base.h</text:span><text:span text:style-name="T3"> ).</text:span></text:p>
      <text:p text:style-name="Standard"/>
      <text:p text:style-name="P3"><text:span text:style-name="T1">Feature Measurement Model </text:span><text:s/></text:p>
      <text:p text:style-name="P2"><text:s/>The base class <text:span text:style-name="T1">Feature Measurement Model </text:span><text:s/>is parent to two special types of</text:p>
      <text:p text:style-name="P2">second tier base classes, <text:span text:style-name="T1">Partially Initialised Feature Measurement Model</text:span></text:p>
      <text:p text:style-name="P2"><text:s/>and <text:span text:style-name="T1">Fully Initialised Feature Measurement Model </text:span><text:s/>which describe the behaviour</text:p>
      <text:p text:style-name="P4"><text:span text:style-name="T3">of feature measurements during and after initialisation.</text:span></text:p>
      <text:p text:style-name="P4"><text:span text:style-name="T3"/></text:p>
      <text:p text:style-name="P1"><text:s/>This splitting into two different classes is to represent the fact that different</text:p>
      <text:p text:style-name="P2">types of probability propagation are often required during and after feature initialisation</text:p>
      <text:p text:style-name="P2">in SLAM. The specific example which led to this design was the use of</text:p>
      <text:p text:style-name="P2">point features in high frame-rate monocular visual SLAM. Here, the approach</text:p>
      <text:p text:style-name="P2">which has proven to work well is to represent a just-initialised point feature</text:p>
      <text:p text:style-name="P2">with a line parameterisation which lives in the main EKF SLAM map plus an</text:p>
      <text:p text:style-name="P2">independent particle distribution along the depth dimension. The reason for</text:p>
      <text:p text:style-name="P2">this is that the dominant uncertainty in a just-initialised point, along the depth</text:p>
      <text:p text:style-name="P2">dimension, is not well-represented with a Gaussian distribution. The assignment</text:p>
      <text:p text:style-name="P2">of an independent particle distribution for this coordinate of the point is</text:p>
      <text:p text:style-name="P2">of course an approximation, but works well because over several measurements</text:p>
      <text:p text:style-name="P2">it rapidly collapses. Once the particle distribution has collapsed into something</text:p>
      <text:p text:style-name="P2">11</text:p>
      <text:p text:style-name="P2">which looks Gaussian, the line representation plus particle distribution is converted</text:p>
      <text:p text:style-name="P2">into a standard point representation in the main SLAM map (see [<text:span text:style-name="T4">?</text:span> ] for</text:p>
      <text:p text:style-name="P4"><text:span text:style-name="T3">more on this technique for monocular feature initialisat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FMELK+CMBX10" svg:font-family="EFMELK+CMBX10"/>
    <style:font-face style:name="UJBKHQ+CMTT10" svg:font-family="UJBKHQ+CMTT10"/>
    <style:font-face style:name="ZNGTLY+CMR10" svg:font-family="ZNGTLY+CMR10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uan </meta:initial-creator>
    <meta:creation-date>2010-04-15T17:16:53</meta:creation-date>
    <dc:date>2010-04-16T00:02:07</dc:date>
    <dc:creator>thuan </dc:creator>
    <meta:editing-duration>PT06H45M16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28" meta:word-count="262" meta:character-count="1729"/>
  </office:meta>
</office:document-meta>
</file>